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at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date" office:date-value="2108-06-01" calcext:value-type="date">
            <text:p>01/06/0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erfume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date" office:date-value="2018-07-13" calcext:value-type="date">
            <text:p>1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Television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ir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6-18" calcext:value-type="date">
            <text:p>1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at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PC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Laptop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date" office:date-value="2018-06-04" calcext:value-type="date">
            <text:p>0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endrive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date" office:date-value="2018-06-12" calcext:value-type="date">
            <text:p>12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Tablet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hirt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date" office:date-value="2018-07-17" calcext:value-type="date">
            <text:p>1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teamer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ocks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date" office:date-value="2018-07-06" calcext:value-type="date">
            <text:p>0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endrive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date" office:date-value="2018-06-13" calcext:value-type="date">
            <text:p>13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hirt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Watch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teamer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table:style-name="Default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E19" table:display-filter-buttons="true">
          <table:filter>
            <table:filter-and>
              <table:filter-condition table:value="Category5" table:operator="=" table:field-number="2"/>
              <table:filter-condition table:value="June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8:45:02.319282340</meta:creation-date>
    <dc:date>2024-10-19T20:22:58.549895228</dc:date>
    <meta:editing-duration>PT1H27M35S</meta:editing-duration>
    <meta:editing-cycles>2</meta:editing-cycles>
    <meta:generator>LibreOffice/24.8.2.1$MacOSX_AARCH64 LibreOffice_project/0f794b6e29741098670a3b95d60478a65d05ef13</meta:generator>
    <meta:document-statistic meta:table-count="1" meta:cell-count="95" meta:object-count="0"/>
  </office:meta>
</office:document-meta>
</file>